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8839in"/>
    </style:style>
    <style:style style:name="co4" style:family="table-column">
      <style:table-column-properties fo:break-before="auto" style:column-width="0.8453in"/>
    </style:style>
    <style:style style:name="co5" style:family="table-column">
      <style:table-column-properties fo:break-before="auto" style:column-width="1.1634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articipant</text:p>
          </table:table-cell>
          <table:table-cell office:value-type="string">
            <text:p>ResultsWorthEffort1</text:p>
          </table:table-cell>
          <table:table-cell office:value-type="string">
            <text:p>Exploration1</text:p>
          </table:table-cell>
          <table:table-cell office:value-type="string">
            <text:p>Enjoyment1</text:p>
          </table:table-cell>
          <table:table-cell office:value-type="string">
            <text:p>Expressiveness1</text:p>
          </table:table-cell>
          <table:table-cell office:value-type="string">
            <text:p>Immersion1</text:p>
          </table:table-cell>
          <table:table-cell office:value-type="string">
            <text:p>Enjoyment2</text:p>
          </table:table-cell>
          <table:table-cell office:value-type="string">
            <text:p>Exploration2</text:p>
          </table:table-cell>
          <table:table-cell office:value-type="string">
            <text:p>ResultsWorthEffort2</text:p>
          </table:table-cell>
          <table:table-cell office:value-type="string">
            <text:p>Expressiveness2</text:p>
          </table:table-cell>
          <table:table-cell office:value-type="string">
            <text:p>Immersion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1">12/21/2021</text:date>, <text:time>23:55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" meta:object-count="0"/>
    <meta:generator>OpenOffice/4.1.9$Unix OpenOffice.org_project/419m1$Build-9805</meta:generator>
  </office:meta>
</office:document-meta>
</file>